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7in" table:align="margins"/>
    </style:style>
    <style:style style:name="Table1.A" style:family="table-column">
      <style:table-column-properties style:column-width="1.925in" style:rel-column-width="1638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7in" table:align="margins"/>
    </style:style>
    <style:style style:name="Table2.A" style:family="table-column">
      <style:table-column-properties style:column-width="1.925in" style:rel-column-width="16383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7.7in" table:align="margins"/>
    </style:style>
    <style:style style:name="Table3.A" style:family="table-column">
      <style:table-column-properties style:column-width="1.925in" style:rel-column-width="16383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7.7in" table:align="margins"/>
    </style:style>
    <style:style style:name="Table4.A" style:family="table-column">
      <style:table-column-properties style:column-width="1.925in" style:rel-column-width="1638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9.5pt" officeooo:rsid="00014ec5" officeooo:paragraph-rsid="00014ec5" style:font-size-asian="9.5pt" style:font-size-complex="9.5pt"/>
    </style:style>
    <style:style style:name="P2" style:family="paragraph" style:parent-style-name="Standard">
      <style:paragraph-properties fo:text-align="center" style:justify-single-word="false"/>
      <style:text-properties fo:font-size="9.5pt" officeooo:rsid="00014ec5" officeooo:paragraph-rsid="000d19e2" style:font-size-asian="9.5pt" style:font-size-complex="9.5pt"/>
    </style:style>
    <style:style style:name="P3" style:family="paragraph" style:parent-style-name="Standard">
      <style:paragraph-properties fo:text-align="start" style:justify-single-word="false"/>
      <style:text-properties fo:font-size="9.5pt" officeooo:rsid="00014ec5" officeooo:paragraph-rsid="00014ec5" style:font-size-asian="9.5pt" style:font-size-complex="9.5pt"/>
    </style:style>
    <style:style style:name="P4" style:family="paragraph" style:parent-style-name="Standard">
      <style:paragraph-properties fo:text-align="start" style:justify-single-word="false"/>
      <style:text-properties fo:font-size="9.5pt" officeooo:rsid="00014ec5" officeooo:paragraph-rsid="0009e16d" style:font-size-asian="9.5pt" style:font-size-complex="9.5pt"/>
    </style:style>
    <style:style style:name="P5" style:family="paragraph" style:parent-style-name="Standard">
      <style:paragraph-properties fo:text-align="start" style:justify-single-word="false"/>
      <style:text-properties fo:font-size="9.5pt" officeooo:rsid="0002bc6c" officeooo:paragraph-rsid="0002bc6c" style:font-size-asian="9.5pt" style:font-size-complex="9.5pt"/>
    </style:style>
    <style:style style:name="P6" style:family="paragraph" style:parent-style-name="Standard">
      <style:paragraph-properties fo:text-align="start" style:justify-single-word="false"/>
      <style:text-properties fo:font-size="9.5pt" officeooo:rsid="0002bc6c" officeooo:paragraph-rsid="0005ed5c" style:font-size-asian="9.5pt" style:font-size-complex="9.5pt"/>
    </style:style>
    <style:style style:name="P7" style:family="paragraph" style:parent-style-name="Standard">
      <style:paragraph-properties fo:text-align="start" style:justify-single-word="false"/>
      <style:text-properties fo:font-size="9.5pt" officeooo:rsid="0002bc6c" officeooo:paragraph-rsid="0009e16d" style:font-size-asian="9.5pt" style:font-size-complex="9.5pt"/>
    </style:style>
    <style:style style:name="P8" style:family="paragraph" style:parent-style-name="Standard">
      <style:paragraph-properties fo:text-align="start" style:justify-single-word="false"/>
      <style:text-properties fo:font-size="9.5pt" officeooo:rsid="0007c748" officeooo:paragraph-rsid="0007c748" style:font-size-asian="9.5pt" style:font-size-complex="9.5pt"/>
    </style:style>
    <style:style style:name="P9" style:family="paragraph" style:parent-style-name="Standard">
      <style:paragraph-properties fo:text-align="start" style:justify-single-word="false"/>
      <style:text-properties fo:font-size="9.5pt" officeooo:rsid="0007c748" officeooo:paragraph-rsid="0009e16d" style:font-size-asian="9.5pt" style:font-size-complex="9.5pt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rsid="00044af7" officeooo:paragraph-rsid="00044af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rsid="00044af7" officeooo:paragraph-rsid="0005ed5c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rsid="00044af7" officeooo:paragraph-rsid="0009e16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paragraph-rsid="0005ed5c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paragraph-rsid="0009e16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T1" style:family="text">
      <style:text-properties officeooo:rsid="0005ed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ed5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INTARE LUNARA</text:p>
      <text:p text:style-name="P1"/>
      <text:p text:style-name="P3">NR. __________ / DATA _____________________</text:p>
      <text:p text:style-name="P5">DE LA APARTAMENT NR. ______</text:p>
      <text:p text:style-name="P5">CATRE ASOCIATIA DE PROPRIETARI BLOC _________ / Dumbrava Noua Nr. 2 – Bucuresti</text:p>
      <text:p text:style-name="P5"/>
      <text:p text:style-name="P5">PENTRU CONSUM INDIVIDUAL <text:span text:style-name="T2">APA RECE </text:span>(Perioada __________________________________)</text:p>
      <text:p text:style-name="P5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">Pozitie contor</text:p>
          </table:table-cell>
          <table:table-cell table:style-name="Table1.A1" office:value-type="string">
            <text:p text:style-name="P10">Index vechi – m.c.</text:p>
          </table:table-cell>
          <table:table-cell table:style-name="Table1.A1" office:value-type="string">
            <text:p text:style-name="P10">Index nou – m.c.</text:p>
          </table:table-cell>
          <table:table-cell table:style-name="Table1.D1" office:value-type="string">
            <text:p text:style-name="P10">Consum m.c.</text:p>
          </table:table-cell>
        </table:table-row>
        <table:table-row>
          <table:table-cell table:style-name="Table1.A2" office:value-type="string">
            <text:p text:style-name="P10">Bucatari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Bai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Baie serviciu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Total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5"/>
      <text:p text:style-name="P6">PENTRU CONSUM INDIVIDUAL <text:span text:style-name="T2">APA </text:span><text:span text:style-name="T3">CALDA</text:span><text:span text:style-name="T2"> </text:span>(Perioada _________________________________)</text:p>
      <text:p text:style-name="P6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1">Pozitie contor</text:p>
          </table:table-cell>
          <table:table-cell table:style-name="Table2.A1" office:value-type="string">
            <text:p text:style-name="P11">Index vechi – m.c.</text:p>
          </table:table-cell>
          <table:table-cell table:style-name="Table2.A1" office:value-type="string">
            <text:p text:style-name="P11">Index nou – m.c.</text:p>
          </table:table-cell>
          <table:table-cell table:style-name="Table2.D1" office:value-type="string">
            <text:p text:style-name="P11">Consum m.c.</text:p>
          </table:table-cell>
        </table:table-row>
        <table:table-row>
          <table:table-cell table:style-name="Table2.A2" office:value-type="string">
            <text:p text:style-name="P11">Bucatarie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1">Baie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1">Baie serviciu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1">Total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6"/>
      <text:p text:style-name="P8">DATA: <text:s/>_____________________</text:p>
      <text:p text:style-name="P8"/>
      <text:p text:style-name="P8">Semnatura proprietar / chirias,<text:tab/><text:tab/><text:tab/><text:tab/>Semnatura primire,</text:p>
      <text:p text:style-name="P8"/>
      <text:p text:style-name="P8"/>
      <text:p text:style-name="P8"/>
      <text:p text:style-name="P8"/>
      <text:p text:style-name="P2">INSTIINTARE LUNARA</text:p>
      <text:p text:style-name="P8"/>
      <text:p text:style-name="P4">NR. __________ / DATA _____________________</text:p>
      <text:p text:style-name="P7">DE LA APARTAMENT NR. ______</text:p>
      <text:p text:style-name="P7">CATRE ASOCIATIA DE PROPRIETARI BLOC _________ / Dumbrava Noua Nr. 2 – Bucuresti</text:p>
      <text:p text:style-name="P7"/>
      <text:p text:style-name="P7">PENTRU CONSUM INDIVIDUAL <text:span text:style-name="T2">APA RECE</text:span> (Perioada __________________________________)</text:p>
      <text:p text:style-name="P7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2">Pozitie contor</text:p>
          </table:table-cell>
          <table:table-cell table:style-name="Table3.A1" office:value-type="string">
            <text:p text:style-name="P12">Index vechi – m.c.</text:p>
          </table:table-cell>
          <table:table-cell table:style-name="Table3.A1" office:value-type="string">
            <text:p text:style-name="P12">Index nou – m.c.</text:p>
          </table:table-cell>
          <table:table-cell table:style-name="Table3.D1" office:value-type="string">
            <text:p text:style-name="P12">Consum m.c.</text:p>
          </table:table-cell>
        </table:table-row>
        <table:table-row>
          <table:table-cell table:style-name="Table3.A2" office:value-type="string">
            <text:p text:style-name="P12">Bucatarie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2">Baie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2">Baie serviciu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2">Total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</table:table>
      <text:p text:style-name="P7"/>
      <text:p text:style-name="P7">PENTRU CONSUM INDIVIDUAL <text:span text:style-name="T2">APA </text:span><text:span text:style-name="T3">CALDA</text:span> (Perioada _________________________________)</text:p>
      <text:p text:style-name="P7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2">Pozitie contor</text:p>
          </table:table-cell>
          <table:table-cell table:style-name="Table4.A1" office:value-type="string">
            <text:p text:style-name="P12">Index vechi – m.c.</text:p>
          </table:table-cell>
          <table:table-cell table:style-name="Table4.A1" office:value-type="string">
            <text:p text:style-name="P12">Index nou – m.c.</text:p>
          </table:table-cell>
          <table:table-cell table:style-name="Table4.D1" office:value-type="string">
            <text:p text:style-name="P12">Consum m.c.</text:p>
          </table:table-cell>
        </table:table-row>
        <table:table-row>
          <table:table-cell table:style-name="Table4.A2" office:value-type="string">
            <text:p text:style-name="P12">Bucatarie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2">Baie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2">Baie serviciu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2">Total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D2" office:value-type="string">
            <text:p text:style-name="P15"/>
          </table:table-cell>
        </table:table-row>
      </table:table>
      <text:p text:style-name="P7"/>
      <text:p text:style-name="P9">DATA: <text:s/>_____________________</text:p>
      <text:p text:style-name="P9"/>
      <text:p text:style-name="P9">Semnatura proprietar / chirias,<text:tab/><text:tab/><text:tab/><text:tab/>Semnatura primire,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1:05:56.629027026</meta:creation-date>
    <dc:date>2018-09-11T21:36:32.435072671</dc:date>
    <meta:editing-duration>PT30M32S</meta:editing-duration>
    <meta:editing-cycles>11</meta:editing-cycles>
    <meta:generator>LibreOffice/6.1.0.3$Linux_X86_64 LibreOffice_project/efb621ed25068d70781dc026f7e9c5187a4decd1</meta:generator>
    <meta:document-statistic meta:table-count="4" meta:image-count="0" meta:object-count="0" meta:page-count="1" meta:paragraph-count="48" meta:word-count="152" meta:character-count="1172" meta:non-whitespace-character-count="1050"/>
  </office:meta>
</office:document-meta>
</file>